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start"/>
    </style:style>
    <style:style style:name="T1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mLAND group meeting</presentation:footer-decl>
      <presentation:date-time-decl presentation:name="dtd1" presentation:source="fixed">04/04/14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3 goals during my stay at RCNS 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<text:s/>Test and refine neutrino direction tool</text:p>
                <text:p text:style-name="P1"/>
              </text:list-item>
              <text:list-item>
                <text:p text:style-name="P1"><text:s/>Develop neutrino ID discriminator</text:p>
                <text:p text:style-name="P1"/>
              </text:list-item>
              <text:list-item>
                <text:p text:style-name="P1"><text:s/>Energy calibration at high energ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irection tool statu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<text:span text:style-name="T1">Before</text:span></text:p>
            <text:p>- Could not use good atmospheric neutrino spectrum for testing directionality tool with MC</text:p>
            <text:p>- Did not test tool with T2K energy range MC (although test with real T2K data seems good)</text:p>
            <text:p/>
            <text:p><text:span text:style-name="T1">Now</text:span></text:p>
            <text:p>- Doing more refined test with each target nucleus and energy range 100 MeV ~ 5 GeV.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5" draw:text-style-name="P1" draw:layer="layout" svg:width="24.639cm" svg:height="15.193cm" svg:x="1.4cm" svg:y="3.407cm" presentation:class="subtitle" presentation:user-transformed="true">
          <draw:text-box>
            <text:p text:style-name="P1">Idea: deep neural network</text:p>
            <text:p text:style-name="P1"/>
            <text:p text:style-name="P1"><text:span text:style-name="T1">Pro</text:span></text:p>
            <text:p text:style-name="P1">- Used in industry for image recognition</text:p>
            <text:p text:style-name="P1">- Example code already exists</text:p>
            <text:p text:style-name="P1"/>
            <text:p text:style-name="P1"><text:span text:style-name="T2">Con</text:span></text:p>
            <text:p text:style-name="P1">- Need large sample of training/testing MC data (10,000 ~ 100,000? events)</text:p>
            <text:p text:style-name="P1">- Discrepancy between real/MC events</text:p>
            <text:p text:style-name="P1">(charge, scintillator absorption/reemission, BO scintillation)</text:p>
          </draw:text-box>
        </draw:frame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>Neutrino ID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igh Energy Calibr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p>Idea: use cosmic ray muon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4T10:01:08</meta:creation-date>
    <dc:date>2014-04-04T11:10:15</dc:date>
    <meta:editing-duration>PT52M47S</meta:editing-duration>
    <meta:editing-cycles>8</meta:editing-cycles>
    <meta:generator>LibreOffice/3.6$Linux_X86_64 LibreOffice_project/360m1$Build-2</meta:generator>
    <meta:document-statistic meta:object-count="37"/>
  </office:meta>
</office:document-meta>
</file>